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BTN_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Unbound_no_scaling</text:p>
          </table:table-cell>
          <table:table-cell office:value-type="string" calcext:value-type="string">
            <text:p>Unbound_Error_no_scaling</text:p>
          </table:table-cell>
          <table:table-cell office:value-type="string" calcext:value-type="string">
            <text:p>Unbound_scaling</text:p>
          </table:table-cell>
          <table:table-cell office:value-type="string" calcext:value-type="string">
            <text:p>Unbound_Error_scaling</text:p>
          </table:table-cell>
          <table:table-cell office:value-type="string" calcext:value-type="string">
            <text:p>Bound_no_scaling</text:p>
          </table:table-cell>
          <table:table-cell office:value-type="string" calcext:value-type="string">
            <text:p>Bound_Error_no_scaling</text:p>
          </table:table-cell>
          <table:table-cell office:value-type="string" calcext:value-type="string">
            <text:p>Bound_scaling</text:p>
          </table:table-cell>
          <table:table-cell office:value-type="string" calcext:value-type="string">
            <text:p>Bound_Error_scaling</text:p>
          </table:table-cell>
          <table:table-cell table:number-columns-repeated="2" office:value-type="string" calcext:value-type="string">
            <text:p>Difference_no_scaling</text:p>
          </table:table-cell>
          <table:table-cell table:number-columns-repeated="2" office:value-type="string" calcext:value-type="string">
            <text:p>Difference_scali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lecule_Transvibrational*</text:p>
          </table:table-cell>
          <table:table-cell office:value-type="float" office:value="41.57" calcext:value-type="float">
            <text:p>41.57</text:p>
          </table:table-cell>
          <table:table-cell table:style-name="ce1" office:value-type="float" office:value="0.22" calcext:value-type="float">
            <text:p>0.22</text:p>
          </table:table-cell>
          <table:table-cell table:style-name="ce3" office:value-type="float" office:value="58.6514" calcext:value-type="float">
            <text:p>58.6514</text:p>
          </table:table-cell>
          <table:table-cell table:style-name="ce3" office:value-type="float" office:value="0.216907284340568" calcext:value-type="float">
            <text:p>0.216907284340568</text:p>
          </table:table-cell>
          <table:table-cell table:style-name="ce1" office:value-type="float" office:value="41.37" calcext:value-type="float">
            <text:p>41.37</text:p>
          </table:table-cell>
          <table:table-cell table:style-name="ce1" office:value-type="float" office:value="0.2" calcext:value-type="float">
            <text:p>0.2</text:p>
          </table:table-cell>
          <table:table-cell table:style-name="ce3" office:value-type="float" office:value="58.57073" calcext:value-type="float">
            <text:p>58.57073</text:p>
          </table:table-cell>
          <table:table-cell table:style-name="ce3" office:value-type="float" office:value="0.18731806604454" calcext:value-type="float">
            <text:p>0.18731806604454</text:p>
          </table:table-cell>
          <table:table-cell table:style-name="ce1" office:value-type="float" office:value="-0.200000000000003" calcext:value-type="float">
            <text:p>-0.200000000000003</text:p>
          </table:table-cell>
          <table:table-cell table:style-name="ce1" office:value-type="float" office:value="0.29732137494637" calcext:value-type="float">
            <text:p>0.29732137494637</text:p>
          </table:table-cell>
          <table:table-cell table:style-name="ce3" office:value-type="float" office:value="-0.0806700000000049" calcext:value-type="float">
            <text:p>-0.0806700000000049</text:p>
          </table:table-cell>
          <table:table-cell table:style-name="ce3" office:value-type="float" office:value="0.286595233503048" calcext:value-type="float">
            <text:p>0.286595233503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lecule_Rovibrational*</text:p>
          </table:table-cell>
          <table:table-cell office:value-type="float" office:value="36.22" calcext:value-type="float">
            <text:p>36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3" office:value-type="float" office:value="53.17754" calcext:value-type="float">
            <text:p>53.17754</text:p>
          </table:table-cell>
          <table:table-cell table:style-name="ce3" office:value-type="float" office:value="0.0876372101335963" calcext:value-type="float">
            <text:p>0.0876372101335963</text:p>
          </table:table-cell>
          <table:table-cell table:style-name="ce1" office:value-type="float" office:value="36.45" calcext:value-type="float">
            <text:p>36.45</text:p>
          </table:table-cell>
          <table:table-cell table:style-name="ce1" office:value-type="float" office:value="0.12" calcext:value-type="float">
            <text:p>0.12</text:p>
          </table:table-cell>
          <table:table-cell table:style-name="ce3" office:value-type="float" office:value="52.979945" calcext:value-type="float">
            <text:p>52.979945</text:p>
          </table:table-cell>
          <table:table-cell table:style-name="ce3" office:value-type="float" office:value="0.174050138848935" calcext:value-type="float">
            <text:p>0.174050138848935</text:p>
          </table:table-cell>
          <table:table-cell table:style-name="ce1" office:value-type="float" office:value="0.230000000000004" calcext:value-type="float">
            <text:p>0.230000000000004</text:p>
          </table:table-cell>
          <table:table-cell table:style-name="ce1" office:value-type="float" office:value="0.14422205101856" calcext:value-type="float">
            <text:p>0.14422205101856</text:p>
          </table:table-cell>
          <table:table-cell table:style-name="ce3" office:value-type="float" office:value="-0.197595" calcext:value-type="float">
            <text:p>-0.197595</text:p>
          </table:table-cell>
          <table:table-cell table:style-name="ce3" office:value-type="float" office:value="0.194868497796164" calcext:value-type="float">
            <text:p>0.194868497796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A_Transvibrational</text:p>
          </table:table-cell>
          <table:table-cell office:value-type="float" office:value="112.52" calcext:value-type="float">
            <text:p>112.52</text:p>
          </table:table-cell>
          <table:table-cell table:style-name="ce1" office:value-type="float" office:value="0.64" calcext:value-type="float">
            <text:p>0.64</text:p>
          </table:table-cell>
          <table:table-cell table:style-name="ce3" office:value-type="float" office:value="91.2956" calcext:value-type="float">
            <text:p>91.2956</text:p>
          </table:table-cell>
          <table:table-cell table:style-name="ce3" office:value-type="float" office:value="0.682088381370038" calcext:value-type="float">
            <text:p>0.682088381370038</text:p>
          </table:table-cell>
          <table:table-cell table:style-name="ce1" office:value-type="float" office:value="102.56576" calcext:value-type="float">
            <text:p>102.56576</text:p>
          </table:table-cell>
          <table:table-cell table:style-name="ce1" office:value-type="float" office:value="0.87" calcext:value-type="float">
            <text:p>0.87</text:p>
          </table:table-cell>
          <table:table-cell table:style-name="ce3" office:value-type="float" office:value="104.94" calcext:value-type="float">
            <text:p>104.94</text:p>
          </table:table-cell>
          <table:table-cell table:style-name="ce3" office:value-type="float" office:value="1.5404440312239" calcext:value-type="float">
            <text:p>1.5404440312239</text:p>
          </table:table-cell>
          <table:table-cell table:style-name="ce1" office:value-type="float" office:value="-9.95424" calcext:value-type="float">
            <text:p>-9.95424</text:p>
          </table:table-cell>
          <table:table-cell table:style-name="ce1" office:value-type="float" office:value="1.08004629530405" calcext:value-type="float">
            <text:p>1.08004629530405</text:p>
          </table:table-cell>
          <table:table-cell table:style-name="ce3" office:value-type="float" office:value="13.6444" calcext:value-type="float">
            <text:p>13.6444</text:p>
          </table:table-cell>
          <table:table-cell table:style-name="ce3" office:value-type="float" office:value="1.68469949051258" calcext:value-type="float">
            <text:p>1.68469949051258</text:p>
          </table:table-cell>
          <table:table-cell office:value-type="string" calcext:value-type="string">
            <text:p>a bit weird for unbou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A_Rovibrational*</text:p>
          </table:table-cell>
          <table:table-cell office:value-type="float" office:value="15.84" calcext:value-type="float">
            <text:p>15.84</text:p>
          </table:table-cell>
          <table:table-cell table:style-name="ce1" office:value-type="float" office:value="0.14" calcext:value-type="float">
            <text:p>0.14</text:p>
          </table:table-cell>
          <table:table-cell table:style-name="ce3" office:value-type="float" office:value="79.6258" calcext:value-type="float">
            <text:p>79.6258</text:p>
          </table:table-cell>
          <table:table-cell table:style-name="ce3" office:value-type="float" office:value="0.381875948443994" calcext:value-type="float">
            <text:p>0.381875948443994</text:p>
          </table:table-cell>
          <table:table-cell table:style-name="ce1" office:value-type="float" office:value="10.04176" calcext:value-type="float">
            <text:p>10.04176</text:p>
          </table:table-cell>
          <table:table-cell table:style-name="ce1" office:value-type="float" office:value="0.24" calcext:value-type="float">
            <text:p>0.24</text:p>
          </table:table-cell>
          <table:table-cell table:style-name="ce3" office:value-type="float" office:value="66.14275" calcext:value-type="float">
            <text:p>66.14275</text:p>
          </table:table-cell>
          <table:table-cell table:style-name="ce3" office:value-type="float" office:value="0.763968801719024" calcext:value-type="float">
            <text:p>0.763968801719024</text:p>
          </table:table-cell>
          <table:table-cell table:style-name="ce1" office:value-type="float" office:value="-5.79824" calcext:value-type="float">
            <text:p>-5.79824</text:p>
          </table:table-cell>
          <table:table-cell table:style-name="ce1" office:value-type="float" office:value="0.277848879788996" calcext:value-type="float">
            <text:p>0.277848879788996</text:p>
          </table:table-cell>
          <table:table-cell table:style-name="ce3" office:value-type="float" office:value="-13.48305" calcext:value-type="float">
            <text:p>-13.48305</text:p>
          </table:table-cell>
          <table:table-cell table:style-name="ce3" office:value-type="float" office:value="0.854094590780202" calcext:value-type="float">
            <text:p>0.8540945907802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ographical_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57.0386" calcext:value-type="float">
            <text:p>57.0386</text:p>
          </table:table-cell>
          <table:table-cell table:style-name="ce4" office:value-type="float" office:value="0.772769991653403" calcext:value-type="float">
            <text:p>0.7727699916534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5.05335" calcext:value-type="float">
            <text:p>25.05335</text:p>
          </table:table-cell>
          <table:table-cell table:style-name="ce4" office:value-type="float" office:value="2.80176761765378" calcext:value-type="float">
            <text:p>2.801767617653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-31.98525" calcext:value-type="float">
            <text:p>-31.98525</text:p>
          </table:table-cell>
          <table:table-cell table:style-name="ce4" office:value-type="float" office:value="2.90638525377028" calcext:value-type="float">
            <text:p>2.906385253770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ographical_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35.5844" calcext:value-type="float">
            <text:p>35.5844</text:p>
          </table:table-cell>
          <table:table-cell table:style-name="ce4" office:value-type="float" office:value="1.1966368956371" calcext:value-type="float">
            <text:p>1.19663689563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2.28565" calcext:value-type="float">
            <text:p>12.28565</text:p>
          </table:table-cell>
          <table:table-cell table:style-name="ce4" office:value-type="float" office:value="1.40653203660635" calcext:value-type="float">
            <text:p>1.406532036606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-23.29875" calcext:value-type="float">
            <text:p>-23.29875</text:p>
          </table:table-cell>
          <table:table-cell table:style-name="ce4" office:value-type="float" office:value="1.84669224019597" calcext:value-type="float">
            <text:p>1.846692240195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ographical_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7.472" calcext:value-type="float">
            <text:p>27.472</text:p>
          </table:table-cell>
          <table:table-cell table:style-name="ce4" office:value-type="float" office:value="0.202002970275192" calcext:value-type="float">
            <text:p>0.2020029702751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4.7222" calcext:value-type="float">
            <text:p>4.7222</text:p>
          </table:table-cell>
          <table:table-cell table:style-name="ce4" office:value-type="float" office:value="1.17812427754178" calcext:value-type="float">
            <text:p>1.178124277541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-22.7498" calcext:value-type="float">
            <text:p>-22.7498</text:p>
          </table:table-cell>
          <table:table-cell table:style-name="ce4" office:value-type="float" office:value="1.19531670001441" calcext:value-type="float">
            <text:p>1.1953167000144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*should increase with force scaling</text:p>
          </table:table-cell>
          <table:table-cell/>
          <table:table-cell office:value-type="string" calcext:value-type="string">
            <text:p>no force/torque scal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ographical_1 = p log p</text:p>
          </table:table-cell>
          <table:table-cell table:style-name="ce3"/>
          <table:table-cell office:value-type="string" calcext:value-type="string">
            <text:p>with force/torque scal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ographical_2 = correlation p log p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opographical_3 = adaptive enumeration</text:p>
          </table:table-cell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6T21:54:26.730972391</dc:date>
    <meta:editing-duration>PT9M1S</meta:editing-duration>
    <meta:editing-cycles>1</meta:editing-cycles>
    <meta:generator>LibreOffice/7.3.7.2$Linux_X86_64 LibreOffice_project/30$Build-2</meta:generator>
    <meta:document-statistic meta:table-count="1" meta:cell-count="118" meta:object-count="0"/>
  </office:meta>
</office:document-meta>
</file>